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900000128F8FEEFA6.png" manifest:media-type="image/png"/>
  <manifest:file-entry manifest:full-path="Pictures/100002010000012C000000C118D22504.png" manifest:media-type="image/png"/>
  <manifest:file-entry manifest:full-path="Pictures/1000020100000117000001292EEA4B94.png" manifest:media-type="image/png"/>
  <manifest:file-entry manifest:full-path="Pictures/100002010000012A000000F9F25C9039.png" manifest:media-type="image/png"/>
  <manifest:file-entry manifest:full-path="Pictures/100002010000012C0000012C227D747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width="true" fo:min-height="0.398cm" fo:min-width="1.79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54cm" fo:min-width="0.375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53cm" fo:min-width="0.37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width="true" fo:min-height="0.398cm" fo:min-width="0.715cm" fo:padding-top="0cm" fo:padding-bottom="0cm" fo:padding-left="0cm" fo:padding-r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3caff" draw:textarea-vertical-align="middle"/>
    </style:style>
    <style:style style:name="gr9" style:family="graphic" style:parent-style-name="standard">
      <style:graphic-properties draw:stroke="dash" draw:stroke-dash="Ultrafine_20_Dashed" svg:stroke-width="0.051cm" draw:marker-start-width="0.279cm" draw:marker-end-width="0.279cm" draw:fill="solid" draw:fill-color="#c0c0c0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fill-color="#004586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width="true" fo:min-height="0.398cm" fo:min-width="0.714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width="true" fo:min-height="0.399cm" fo:min-width="1.04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354cm" fo:min-width="0.37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Regular" style:font-family-generic="roman" style:font-pitch="variable" fo:font-size="9pt" style:font-size-asian="9pt" style:font-size-complex="9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P5" style:family="paragraph">
      <style:paragraph-properties fo:text-align="center"/>
      <style:text-properties fo:font-family="Courier" style:font-family-generic="modern" style:font-pitch="fixed" fo:font-size="6pt" style:font-size-asian="6pt" style:font-size-complex="6pt"/>
    </style:style>
    <style:style style:name="T1" style:family="text">
      <style:text-properties fo:font-family="'Times New Roman'" style:font-style-name="Regular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style-name="Regular" style:font-family-generic="roman" style:font-pitch="variable" fo:font-size="8pt" style:font-size-asian="8pt" style:font-size-complex="8pt"/>
    </style:style>
    <style:style style:name="T3" style:family="text">
      <style:text-properties fo:font-family="Courier" style:font-family-generic="modern" style:font-pitch="fixed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1cm" svg:height="3.377cm" svg:x="-0.802cm" svg:y="-1.262cm">
          <draw:image xlink:href="Pictures/100002010000012A000000F9F25C9039.png" xlink:type="simple" xlink:show="embed" xlink:actuate="onLoad">
            <text:p/>
          </draw:image>
        </draw:frame>
        <draw:frame draw:style-name="gr1" draw:text-style-name="P1" draw:layer="layout" svg:width="0.897cm" svg:height="0.822cm" svg:x="0.946cm" svg:y="0.651cm">
          <draw:image xlink:href="Pictures/1000020100000117000001292EEA4B94.png" xlink:type="simple" xlink:show="embed" xlink:actuate="onLoad">
            <text:p/>
          </draw:image>
        </draw:frame>
        <draw:frame draw:style-name="gr1" draw:text-style-name="P1" draw:layer="layout" svg:width="0.931cm" svg:height="0.711cm" svg:x="1.273cm" svg:y="3.387cm">
          <draw:image xlink:href="Pictures/100002010000012C000000C118D22504.png" xlink:type="simple" xlink:show="embed" xlink:actuate="onLoad">
            <text:p/>
          </draw:image>
        </draw:frame>
        <draw:frame draw:style-name="gr1" draw:text-style-name="P1" draw:layer="layout" svg:width="0.825cm" svg:height="0.63cm" svg:x="4.521cm" svg:y="3.242cm">
          <draw:image xlink:href="Pictures/100002010000012C000000C118D22504.png" xlink:type="simple" xlink:show="embed" xlink:actuate="onLoad">
            <text:p/>
          </draw:image>
        </draw:frame>
        <draw:frame draw:style-name="gr1" draw:text-style-name="P1" draw:layer="layout" svg:width="0.501cm" svg:height="0.8cm" svg:x="4.591cm" svg:y="0.739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2" draw:layer="layout" svg:width="1.794cm" svg:height="0.398cm" svg:x="0.457cm" svg:y="0.163cm">
          <draw:text-box>
            <text:p><text:span text:style-name="T1">Orchestrator</text:span></text:p>
          </draw:text-box>
        </draw:frame>
        <draw:custom-shape draw:style-name="gr3" draw:text-style-name="P3" draw:layer="layout" svg:width="0.136cm" svg:height="1.471cm" svg:x="4.775cm" svg:y="1.673cm">
          <text:p/>
          <draw:enhanced-geometry svg:viewBox="0 0 21600 21600" draw:text-areas="?f0 0 ?f2 ?f5" draw:type="down-arrow" draw:modifiers="15974.2765273312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0.375cm" svg:height="0.354cm" svg:x="4.983cm" svg:y="2.057cm">
          <draw:text-box>
            <text:p text:style-name="P1"><text:span text:style-name="T2">(1)</text:span></text:p>
          </draw:text-box>
        </draw:frame>
        <draw:custom-shape draw:style-name="gr3" draw:text-style-name="P3" draw:layer="layout" svg:width="0.138cm" svg:height="3.208cm" draw:transform="skewX (-0.00349065850398859) rotate (0.91734505484822) translate (1.897cm 1.473cm)">
          <text:p/>
          <draw:enhanced-geometry svg:viewBox="0 0 21600 21600" draw:text-areas="?f0 0 ?f2 ?f5" draw:type="down-arrow" draw:modifiers="19224.9283667622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0.374cm" svg:height="0.353cm" svg:x="3.471cm" svg:y="2.184cm">
          <draw:text-box>
            <text:p text:style-name="P1"><text:span text:style-name="T2">(3)</text:span></text:p>
          </draw:text-box>
        </draw:frame>
        <draw:frame draw:style-name="gr6" draw:text-style-name="P2" draw:layer="layout" svg:width="0.715cm" svg:height="0.398cm" svg:x="4.635cm" svg:y="4.006cm">
          <draw:text-box>
            <text:p><text:span text:style-name="T1">PC 1</text:span></text:p>
          </draw:text-box>
        </draw:frame>
        <draw:custom-shape draw:style-name="gr7" draw:text-style-name="P3" draw:layer="layout" svg:width="2.21cm" svg:height="0.648cm" svg:x="6.075cm" svg:y="4.255cm">
          <text:p/>
          <draw:enhanced-geometry svg:viewBox="0 0 21600 21600" draw:type="rectangle" draw:enhanced-path="M 0 0 L 21600 0 21600 21600 0 21600 0 0 Z N"/>
        </draw:custom-shape>
        <draw:rect draw:style-name="gr8" draw:text-style-name="P5" draw:layer="layout" svg:width="0.55cm" svg:height="0.341cm" svg:x="6.158cm" svg:y="4.428cm">
          <text:p text:style-name="P1"><text:span text:style-name="T3">431</text:span></text:p>
        </draw:rect>
        <draw:rect draw:style-name="gr8" draw:text-style-name="P5" draw:layer="layout" svg:width="0.549cm" svg:height="0.341cm" svg:x="6.842cm" svg:y="4.422cm">
          <text:p text:style-name="P1"><text:span text:style-name="T3">432</text:span></text:p>
        </draw:rect>
        <draw:rect draw:style-name="gr9" draw:text-style-name="P5" draw:layer="layout" svg:width="0.549cm" svg:height="0.341cm" svg:x="7.525cm" svg:y="4.415cm">
          <text:p text:style-name="P1"><text:span text:style-name="T3">433</text:span></text:p>
        </draw:rect>
        <draw:custom-shape draw:style-name="gr7" draw:text-style-name="P3" draw:layer="layout" svg:width="2.21cm" svg:height="0.647cm" svg:x="6.079cm" svg:y="2.204cm">
          <text:p/>
          <draw:enhanced-geometry svg:viewBox="0 0 21600 21600" draw:type="rectangle" draw:enhanced-path="M 0 0 L 21600 0 21600 21600 0 21600 0 0 Z N"/>
        </draw:custom-shape>
        <draw:rect draw:style-name="gr8" draw:text-style-name="P5" draw:layer="layout" svg:width="0.549cm" svg:height="0.34cm" svg:x="6.156cm" svg:y="2.357cm">
          <text:p text:style-name="P1"><text:span text:style-name="T3">431</text:span></text:p>
        </draw:rect>
        <draw:rect draw:style-name="gr8" draw:text-style-name="P5" draw:layer="layout" svg:width="0.55cm" svg:height="0.341cm" svg:x="6.846cm" svg:y="2.358cm">
          <text:p text:style-name="P1"><text:span text:style-name="T3">432</text:span></text:p>
        </draw:rect>
        <draw:rect draw:style-name="gr8" draw:text-style-name="P5" draw:layer="layout" svg:width="0.55cm" svg:height="0.341cm" svg:x="7.563cm" svg:y="2.356cm">
          <text:p text:style-name="P1"><text:span text:style-name="T3">433</text:span></text:p>
        </draw:rect>
        <draw:line draw:style-name="gr10" draw:text-style-name="P1" draw:layer="layout" svg:x1="5.43cm" svg:y1="3.388cm" svg:x2="6.094cm" svg:y2="2.533cm">
          <text:p/>
        </draw:line>
        <draw:line draw:style-name="gr10" draw:text-style-name="P1" draw:layer="layout" svg:x1="5.417cm" svg:y1="3.727cm" svg:x2="6.074cm" svg:y2="4.542cm">
          <text:p/>
        </draw:line>
        <draw:custom-shape draw:style-name="gr3" draw:text-style-name="P3" draw:layer="layout" svg:width="0.136cm" svg:height="1.259cm" svg:x="7.014cm" svg:y="2.938cm">
          <text:p/>
          <draw:enhanced-geometry svg:viewBox="0 0 21600 21600" draw:text-areas="?f0 0 ?f2 ?f5" draw:type="down-arrow" draw:modifiers="17965.7142857143 10721.16788321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0.524cm" svg:height="0.464cm" svg:x="7.163cm" svg:y="3.337cm">
          <draw:image xlink:href="Pictures/100002010000012C0000012C227D7473.png" xlink:type="simple" xlink:show="embed" xlink:actuate="onLoad">
            <text:p/>
          </draw:image>
        </draw:frame>
        <draw:frame draw:style-name="gr11" draw:text-style-name="P2" draw:layer="layout" svg:width="0.714cm" svg:height="0.398cm" svg:x="0.573cm" svg:y="3.49cm">
          <draw:text-box>
            <text:p><text:span text:style-name="T1">PC 2</text:span></text:p>
          </draw:text-box>
        </draw:frame>
        <draw:frame draw:style-name="gr12" draw:text-style-name="P2" draw:layer="layout" svg:width="1.045cm" svg:height="0.399cm" svg:x="4.394cm" svg:y="0.216cm">
          <draw:text-box>
            <text:p><text:span text:style-name="T1">Mobile</text:span></text:p>
          </draw:text-box>
        </draw:frame>
        <draw:custom-shape draw:style-name="gr7" draw:text-style-name="P3" draw:layer="layout" svg:width="2.21cm" svg:height="0.648cm" svg:x="0.661cm" svg:y="4.268cm">
          <text:p/>
          <draw:enhanced-geometry svg:viewBox="0 0 21600 21600" draw:type="rectangle" draw:enhanced-path="M 0 0 L 21600 0 21600 21600 0 21600 0 0 Z N"/>
        </draw:custom-shape>
        <draw:rect draw:style-name="gr8" draw:text-style-name="P5" draw:layer="layout" svg:width="0.549cm" svg:height="0.34cm" svg:x="2.065cm" svg:y="4.395cm">
          <text:p text:style-name="P1"><text:span text:style-name="T3">433</text:span></text:p>
        </draw:rect>
        <draw:frame draw:style-name="gr4" draw:text-style-name="P4" draw:layer="layout" svg:width="0.375cm" svg:height="0.354cm" svg:x="1.725cm" svg:y="2.408cm">
          <draw:text-box>
            <text:p text:style-name="P1"><text:span text:style-name="T2">(2)</text:span></text:p>
          </draw:text-box>
        </draw:frame>
        <draw:custom-shape draw:style-name="gr3" draw:text-style-name="P3" draw:layer="layout" svg:width="0.136cm" svg:height="1.765cm" svg:x="1.52cm" svg:y="1.538cm">
          <text:p/>
          <draw:enhanced-geometry svg:viewBox="0 0 21600 21600" draw:text-areas="?f0 0 ?f2 ?f5" draw:type="down-arrow" draw:modifiers="17829.5493439817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189cm" svg:height="0.135cm" svg:x="2.229cm" svg:y="3.533cm">
          <text:p/>
          <draw:enhanced-geometry svg:viewBox="0 0 21600 21600" draw:mirror-horizontal="true" draw:text-areas="0 ?f0 ?f5 ?f2" draw:type="right-arrow" draw:modifiers="18264.7741935484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0.374cm" svg:height="0.354cm" svg:x="3.069cm" svg:y="3.171cm">
          <draw:text-box>
            <text:p text:style-name="P1"><text:span text:style-name="T2">(4)</text:span></text:p>
          </draw:text-box>
        </draw:frame>
        <draw:custom-shape draw:style-name="gr3" draw:text-style-name="P3" draw:layer="layout" svg:width="2.198cm" svg:height="0.12cm" svg:x="2.244cm" svg:y="3.678cm">
          <text:p/>
          <draw:enhanced-geometry svg:viewBox="0 0 21600 21600" draw:text-areas="0 ?f0 ?f5 ?f2" draw:type="right-arrow" draw:modifiers="17805.929919137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.45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4-04-28T19:48:45.478008000</meta:creation-date>
    <dc:date>2014-05-01T09:20:11</dc:date>
    <dc:creator>user </dc:creator>
    <meta:editing-duration>PT41M6S</meta:editing-duration>
    <meta:editing-cycles>19</meta:editing-cycles>
    <meta:generator>LibreOffice/3.5$Linux_X86_64 LibreOffice_project/350m1$Build-2</meta:generator>
    <meta:document-statistic meta:object-count="32"/>
  </office:meta>
</office:document-meta>
</file>